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cm" fo:margin-bottom="0cm"/>
    </style:style>
    <style:style style:name="P6" style:family="paragraph" style:parent-style-name="Text_20_body" style:list-style-name="L2">
      <style:paragraph-properties fo:margin-top="0cm" fo:margin-bottom="0cm"/>
    </style:style>
    <style:style style:name="P7" style:family="paragraph" style:parent-style-name="Text_20_body" style:list-style-name="L3">
      <style:paragraph-properties fo:margin-top="0cm" fo:margin-bottom="0cm"/>
    </style:style>
    <style:style style:name="T1" style:family="text">
      <style:text-properties fo:font-style="italic"/>
    </style:style>
    <style:style style:name="T2" style:family="text">
      <style:text-properties fo:font-weight="bold"/>
    </style:style>
    <style:style style:name="T3" style:family="text">
      <style:text-properties fo:font-weight="normal"/>
    </style:style>
    <style:style style:name="T4"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s real- or complex-valued FIR filters with linear or non-linear phase that match or equalize arbitrary frequency responses.</text:p>
      <text:h text:style-name="Heading_20_3" text:outline-level="3">Introduction</text:h>
      <text:p text:style-name="Text_20_body">This code "snippet" will design FIR filters, simple ones and rather complex ones, too. <text:line-break/>It may still succeed, where remez() runs into convergence problems. I haven't observed any such issues yet for realistic requirements.</text:p>
      <text:p text:style-name="Text_20_body">The algorithm is also quite accessible (the <text:a xlink:type="simple" xlink:href="http://en.wikipedia.org/wiki/Remez_algorithm">Remez method </text:a>is not for the faint-of-heart), making it useful for non-standard design problems that require customized programming.</text:p>
      <text:h text:style-name="Heading_20_3" text:outline-level="3">Features:</text:h>
      <text:list xml:id="list2176502602" text:style-name="L1">
        <text:list-item>
          <text:p text:style-name="P5">arbitrary number of passband- and stopbands with individual specifications, similar to remez(). </text:p>
        </text:list-item>
        <text:list-item>
          <text:p text:style-name="P5">matches an arbitrary target frequency response, provided via simple lookup table </text:p>
        </text:list-item>
        <text:list-item>
          <text:p text:style-name="P5">equalizes (inverts) an arbitrary frequency response, for example to correct an analog filter </text:p>
        </text:list-item>
        <text:list-item>
          <text:p text:style-name="P5">linear or nonlinear phase (asymmetric impulse response, group delay distortion / equalization) </text:p>
        </text:list-item>
        <text:list-item>
          <text:p text:style-name="P5">symmetric or asymmetric spectrum (complex-valued impulse response) </text:p>
        </text:list-item>
        <text:list-item>
          <text:p text:style-name="P5">fractional-sample delay </text:p>
        </text:list-item>
        <text:list-item>
          <text:p text:style-name="P5">a comparison of the same (simple) design with an optimal equiripple filter from remez() shows a practically identical impulse response. </text:p>
        </text:list-item>
        <text:list-item>
          <text:p text:style-name="P5">can deliver (almost) equiripple designs </text:p>
        </text:list-item>
        <text:list-item>
          <text:p text:style-name="P5">alternatively, returns a least-mean-squares (LMS) optimal design </text:p>
        </text:list-item>
        <text:list-item>
          <text:p text:style-name="P5">or anything in-between </text:p>
        </text:list-item>
        <text:list-item>
          <text:p text:style-name="P5">makes coffee and walks the dog </text:p>
        </text:list-item>
        <text:list-item>
          <text:p text:style-name="P2">(maybe not) </text:p>
        </text:list-item>
      </text:list>
      <text:h text:style-name="Heading_20_3" text:outline-level="3">Algorithm</text:h>
      <text:p text:style-name="Text_20_body">I'll give here only a brief summary of the algorithm, since it's extensively documented in the code. I'm planning to write a blog entry on the topic later.</text:p>
      <text:p text:style-name="Text_20_body">The algorithm</text:p>
      <text:list xml:id="list803651783" text:style-name="L2">
        <text:list-item>
          <text:p text:style-name="P6">generates a signal <text:span text:style-name="T1">solverAtInput </text:span>with passband energy only </text:p>
        </text:list-item>
        <text:list-item>
          <text:p text:style-name="P6">generates a signal <text:span text:style-name="T1">solverAtOutput </text:span>= <text:span text:style-name="T1">solverAtInput</text:span> </text:p>
        </text:list-item>
        <text:list-item>
          <text:p text:style-name="P6">applies the equalization target frequency response (if applicable) to <text:span text:style-name="T1">solverAtInput</text:span> </text:p>
        </text:list-item>
        <text:list-item>
          <text:p text:style-name="P6">applies the nominal frequency response (if applicable) to <text:span text:style-name="T1">solverAtOutput</text:span> </text:p>
        </text:list-item>
        <text:list-item>
          <text:p text:style-name="P6">generates an unwanted signal component that contains only stopband energy, and adds it to <text:span text:style-name="Emphasis">solverAtInput</text:span> (this will force the LMS solver to implement stopband rejection) </text:p>
        </text:list-item>
        <text:list-item>
          <text:p text:style-name="P6">writes out the FIR equation <text:span text:style-name="Emphasis">solverAtOutput</text:span> = sum of (tap weight) * (delayed <text:span text:style-name="T1">solverAtInput)</text:span> </text:p>
        </text:list-item>
        <text:list-item>
          <text:p text:style-name="P6">finds a LMS solution for the tap weights. Those are preliminary FIR coefficients. </text:p>
        </text:list-item>
        <text:list-item>
          <text:p text:style-name="P3">FIR-filters <text:span text:style-name="T1">solverAtInput </text:span>using the coefficients and compares with <text:span text:style-name="T1">solverAtOutput</text:span> </text:p>
        </text:list-item>
      </text:list>
      <text:p text:style-name="Text_20_body">At this point, the FIR coefficients give the LMS-optimum FIR that maps <text:span text:style-name="T1">solverAtInput </text:span>to <text:span text:style-name="T1">solverAtOutput</text:span>. <text:line-break/>Unfortunately, this "optimal" filter performs very well on frequencies where success comes easy, and neglects other frequencies, where improvement is more costly (see the "basicLMS" example for actual output). <text:line-break/><text:soft-page-break/>As a result, the filter quality at transitions or band edges does not meet requirements, while the bulk of the frequency response exceeds them.<text:line-break/><text:line-break/>To address this issue and obtain equiripple results instead of LMS-optimal ones, the LMS solver is wrapped into an iteration loop as follows:</text:p>
      <text:list xml:id="list273485154" text:style-name="L3">
        <text:list-item>
          <text:p text:style-name="P7">create <text:span text:style-name="T1">OriginalSolverAtInput </text:span>and <text:span text:style-name="T1">OriginalSolverAtOutput </text:span>as described above </text:p>
        </text:list-item>
        <text:list-item>
          <text:p text:style-name="P7"><text:span text:style-name="T3">initialize weighting factors</text:span> </text:p>
        </text:list-item>
        <text:list-item>
          <text:p text:style-name="P7"><text:span text:style-name="T2">Foreach iteration</text:span> </text:p>
          <text:list>
            <text:list-item>
              <text:p text:style-name="P7">solverAtOutput = weight .* originalSolverAtOutput </text:p>
            </text:list-item>
            <text:list-item>
              <text:p text:style-name="P7">run the LMS solver </text:p>
            </text:list-item>
            <text:list-item>
              <text:p text:style-name="P7"><text:span text:style-name="T2">If </text:span>performance at frequency <text:span text:style-name="T1">f </text:span>needs to be improved </text:p>
              <text:list>
                <text:list-item>
                  <text:p text:style-name="P7"><text:span text:style-name="T2">then </text:span>scale weighting factor for <text:span text:style-name="T1">f</text:span> by the required improvement </text:p>
                </text:list-item>
              </text:list>
            </text:list-item>
            <text:list-item>
              <text:p text:style-name="P7">if all targets are met, iterate a couple times more and then exit </text:p>
            </text:list-item>
          </text:list>
        </text:list-item>
        <text:list-item>
          <text:p text:style-name="P4"><text:span text:style-name="T2">next iteration</text:span> </text:p>
        </text:list-item>
      </text:list>
      <text:p text:style-name="Text_20_body">Now there isn't too much need to understand any of the above, as long as the task at hand is only to design a FIR filter that meets given requirements. Simply run the program, edit as needed, and check that the output is meaningful (look out for excessive gain and wildly oscillating FIR taps with large absolute value).<text:line-break/>Fortunately, <text:span text:style-name="T1">verifying </text:span>a FIR filter is much easier than designing one.</text:p>
      <text:h text:style-name="Heading_20_3" text:outline-level="3">Equiripple or LMS-optimized?</text:h>
      <text:p text:style-name="Text_20_body">For design requirements that are very close to what is achievable, the resulting design will be essentially equiripple (that is, all "bumps" in frequency response and error vector magnitude "touch" the requirement, or at least come close). <text:line-break/>If the targets can be exceeded, the <text:span text:style-name="T2">remaining freedom will be used (mostly) for LMS optimization</text:span>. At first glance, it looks like sloppy work, when EVM and passband ripple start to "sag". But in many applications, a LMS optimization does make sense, beyond the point where requirements are met. See the "basic" and "basicLMS" demos for more details.</text:p>
      <text:p text:style-name="Text_20_body">If equiripple is preferable, tighten the filter requirements iteratively, to the point where they are barely achievable. Results will approach equiripple, even though some bands may steadfastly refuse to deteriorate, if it doesn't gain an improvement elsewhere.</text:p>
      <text:h text:style-name="Heading_20_3" text:outline-level="3">Optimal?</text:h>
      <text:p text:style-name="Text_20_body">There is no guarantee that the iteration will converge to a <text:span text:style-name="Emphasis">global</text:span> optimum. Small changes to the input of the LMS solver may result in an abrupt change in the placement of zeros, making the weighting factors meaningless.</text:p>
      <text:p text:style-name="Text_20_body">Many other filter design methods aren't optimal, so this is not necessarily an issue for practical use.</text:p>
      <text:p text:style-name="Text_20_body">If anybody can provide an example that shows non-optimality against a better design, I'd be very interested.</text:p>
      <text:h text:style-name="Heading_20_3" text:outline-level="3">Detailed documentation</text:h>
      <text:p text:style-name="Text_20_body">For now, all documentation is in the code. A number of complete, heavily documented design examples are included.</text:p>
      <text:p text:style-name="Text_20_body"><text:soft-page-break/>It may be also a good idea to look deeper into the functions, if needed. There are more comments and also a couple of plots that can be enabled.</text:p>
      <text:h text:style-name="Heading_20_3" text:outline-level="3">Location of the core algorithm</text:h>
      <text:p text:style-name="Text_20_body">Most of the code is "infrastructure" that provides a user interface to the second half of <text:span text:style-name="T1">LMSFIR_stage3_run()</text:span>.<text:line-break/>The essential part can be found in said function, enclosed within <text:line-break/><text:span text:style-name="T1"><text:line-break/>for Iter</text:span><text:line-break/><text:span text:style-name="T1">...</text:span> <text:span text:style-name="T1">pinv()</text:span> <text:span text:style-name="T1">...</text:span><text:line-break/><text:span text:style-name="T1">end</text:span><text:line-break/><text:line-break/>All signals are <text:span text:style-name="T2">cyclic </text:span>(infinite duration in the time domain, a finite Fourier series in the frequency domain). <text:line-break/>Due to the cyclic nature, FFT and IFFT allow to go back and forth between time / frequency domain <text:span text:style-name="T2">without any signal degradation other than numerical error</text:span>. There is no need for any windowing, since the signal never starts or stops.<text:line-break/>Further, <text:span text:style-name="T2">causality </text:span>is not an issue, time just wraps around.<text:line-break/>Time domain variable names use the <text:span text:style-name="T1">_td </text:span>postfix, and <text:span text:style-name="T1">_fd </text:span>is used for frequency domain.</text:p>
      <text:h text:style-name="Heading_20_3" text:outline-level="3">Bugs</text:h>
      <text:p text:style-name="Text_20_body">While I've been using the core algorithm for quite a while now, this code snippet is a complete clean rewrite.<text:line-break/>If you run into bugs, kindly let me know.</text:p>
      <text:h text:style-name="Heading_20_3" text:outline-level="3">Matlab / OctaveForge</text:h>
      <text:p text:style-name="Text_20_body">It is supposed to work on both.</text:p>
      <text:h text:style-name="Heading_20_3" text:outline-level="3">Examples</text:h>
      <text:p text:style-name="Text_20_body">All examples are included and can be called from the first few lines of the code snippet. <text:line-break/>Simply uncomment one demo(...) line at a time and run.<text:line-break/><text:line-break/>In the plots below, the red trace gives the magnitude of the error vector, EVM (output signal minus input signal).<text:line-break/>Ripple requirements are translated into EVM for plotting passband ripple and stopband rejection in one diagram.</text:p>
      <text:h text:style-name="Heading_20_4" text:outline-level="4"><text:soft-page-break/>demo("basic")</text:h>
      <text:p text:style-name="Text_20_body"><draw:frame draw:style-name="fr1" draw:name="images1" text:anchor-type="as-char" svg:width="13.698cm" svg:height="6.849cm" draw:z-index="0"><draw:image xlink:href="http://www.dsprelated.com/blogimages/MarkusNentwig/sn_YAFIDA/ex1a.png" xlink:type="simple" xlink:show="embed" xlink:actuate="onLoad"/><svg:title>lowpass design example</svg:title></draw:frame><text:line-break/><text:span text:style-name="Strong_20_Emphasis"><text:span text:style-name="T4">Fig.1: simple lowpass design example.</text:span></text:span><text:line-break/>A filter to the same specifications can be designed with remez(). The filters are almost identical. Fig. 2 shows the impulse responses of both designs.<text:line-break/><draw:frame draw:style-name="fr1" draw:name="images2" text:anchor-type="as-char" svg:width="13.698cm" svg:height="6.849cm" draw:z-index="1"><draw:image xlink:href="http://www.dsprelated.com/blogimages/MarkusNentwig/sn_YAFIDA/ex1b.png" xlink:type="simple" xlink:show="embed" xlink:actuate="onLoad"/><svg:title>comparison with Remez()</svg:title></draw:frame><text:line-break/><text:span text:style-name="Strong_20_Emphasis"><text:span text:style-name="T4">Fig. 2: Impulse response, compared to equivalent Remez design</text:span></text:span></text:p>
      <text:h text:style-name="Heading_20_4" text:outline-level="4">demo("basicLMS")</text:h>
      <text:p text:style-name="Text_20_body">Uses the same target settings as the "basic" demo, but does not iterate to achieve an equiripple solution. <text:line-break/>The resulting design does not meet the requirements at pass- and stopband edge. <text:line-break/>Given that the overall performance of the LMS design for a noise-like signal is about 5 dB better than the equiripple design in Fig. 1, this example illustrates that equiripple may come at a steep price, compared to LMS.<text:line-break/>It also shows where the requirements are most "expensive": For example, raising either stop- or passband requirement at the edge slightly, or a small change in the band edge frequency, would significantly reduce the number of taps or improve performance elsewhere. <text:line-break/><text:soft-page-break/><draw:frame draw:style-name="fr1" draw:name="images3" text:anchor-type="as-char" svg:width="13.698cm" svg:height="6.849cm" draw:z-index="2"><draw:image xlink:href="http://www.dsprelated.com/blogimages/MarkusNentwig/sn_YAFIDA/ex9.png" xlink:type="simple" xlink:show="embed" xlink:actuate="onLoad"/><svg:title>lowpass design example</svg:title></draw:frame><text:line-break/><text:span text:style-name="Strong_20_Emphasis"><text:span text:style-name="T4">Fig 3: The same as the "basic" example, but LMS solution instead of equiripple</text:span></text:span></text:p>
      <text:h text:style-name="Heading_20_4" text:outline-level="4">demo("stopband")</text:h>
      <text:p text:style-name="Text_20_body"><draw:frame draw:style-name="fr1" draw:name="images4" text:anchor-type="as-char" svg:width="13.698cm" svg:height="6.849cm" draw:z-index="3"><draw:image xlink:href="http://www.dsprelated.com/blogimages/MarkusNentwig/sn_YAFIDA/ex2.png" xlink:type="simple" xlink:show="embed" xlink:actuate="onLoad"/><svg:title>demo(</svg:title></draw:frame><text:line-break/><text:span text:style-name="Strong_20_Emphasis"><text:span text:style-name="T4">Fig. 4: Multiple stopbands</text:span></text:span></text:p>
      <text:h text:style-name="Heading_20_4" text:outline-level="4"><text:soft-page-break/>demo("multipassband")</text:h>
      <text:p text:style-name="Text_20_body"><draw:frame draw:style-name="fr1" draw:name="images5" text:anchor-type="as-char" svg:width="13.698cm" svg:height="6.849cm" draw:z-index="4"><draw:image xlink:href="http://www.dsprelated.com/blogimages/MarkusNentwig/sn_YAFIDA/ex4.png" xlink:type="simple" xlink:show="embed" xlink:actuate="onLoad"/><svg:title>demo(</svg:title></draw:frame><text:line-break/><text:span text:style-name="Strong_20_Emphasis"><text:span text:style-name="T4">Fig. 5: Multiple passbands, with variable ripple / error.</text:span></text:span></text:p>
      <text:h text:style-name="Heading_20_4" text:outline-level="4">demo("complex")</text:h>
      <text:p text:style-name="Text_20_body">The frequency response in this example "runs away", because it is unconstrained around -40 MHz. <text:line-break/>This problem can be solved by using a couple more taps and placing a "soft" stopband, for example 0 dB, in the "don't-care" regions.<text:line-break/><draw:frame draw:style-name="fr1" draw:name="images6" text:anchor-type="as-char" svg:width="13.698cm" svg:height="6.849cm" draw:z-index="5"><draw:image xlink:href="http://www.dsprelated.com/blogimages/MarkusNentwig/sn_YAFIDA/ex5.png" xlink:type="simple" xlink:show="embed" xlink:actuate="onLoad"/><svg:title>demo(</svg:title></draw:frame><text:line-break/><text:span text:style-name="Strong_20_Emphasis"><text:span text:style-name="T4">Fig. 6: Complex-valued FIR coefficients, asymmetric impulse response</text:span></text:span></text:p>
      <text:h text:style-name="Heading_20_4" text:outline-level="4">demo("RRC")</text:h>
      <text:p text:style-name="Text_20_body">Designs a filter with a root-raised cosine response for WCDMA cellular.</text:p>
      <text:p text:style-name="Text_20_body"><text:soft-page-break/><draw:frame draw:style-name="fr1" draw:name="images7" text:anchor-type="as-char" svg:width="12.044cm" svg:height="6.849cm" draw:z-index="6"><draw:image xlink:href="http://www.dsprelated.com/blogimages/MarkusNentwig/sn_YAFIDA/ex6.png" xlink:type="simple" xlink:show="embed" xlink:actuate="onLoad"/><svg:title>demo(</svg:title></draw:frame><text:line-break/><text:span text:style-name="Strong_20_Emphasis"><text:span text:style-name="T4">Fig. 7: Root-raised cosine design</text:span></text:span></text:p>
      <text:h text:style-name="Heading_20_4" text:outline-level="4">demo("componentmodel")</text:h>
      <text:p text:style-name="Text_20_body">In this example, the response of a 6th order Laplace-domain Chebyshev lowpass is modeled by a FIR filter.<text:line-break/>Modeling IIR with FIR is a straightforward exercise, as long as the allowed number of taps is large. This is the case for wideband IIRs with short impulse response, and / or modest accuracy requirements: If possible, simply sample the impulse response, apply some windowing function and we're done (<text:a xlink:type="simple" xlink:href="http://www.dsprelated.com/showmessage/149272/1.php">here</text:a> is a discussion on textbook methods).<text:line-break/>A general problem with IIRs is that the impulse response decays exponentially: Over time, it drops slower and slower. Reducing the truncated "tail" by using more taps may become impractical.<text:line-break/>If so, a little bit of extra effort is required, as this example shows:<text:line-break/><draw:frame draw:style-name="fr1" draw:name="images8" text:anchor-type="as-char" svg:width="13.698cm" svg:height="6.849cm" draw:z-index="7"><draw:image xlink:href="http://www.dsprelated.com/blogimages/MarkusNentwig/sn_YAFIDA/ex7a.png" xlink:type="simple" xlink:show="embed" xlink:actuate="onLoad"/><svg:title>demo(</svg:title></draw:frame><text:line-break/><text:span text:style-name="Strong_20_Emphasis"><text:span text:style-name="T4">Fig. 8: Original IIR filter (green) and model (blue)</text:span></text:span></text:p>
      <text:p text:style-name="Text_20_body"><text:line-break/>The model in this example carefully approximates the in-band response, for example to test a digital equalizer (Fig. 8 and 9). The model is phase-accurate within +/- 9 MHz.<text:line-break/>The transition area around 12 MHz is left as "don't-care" region and therefore inaccurate. <text:line-break/>The wide-band amplitude response is modeled using straight-line stopband requirements. The order of magnitude is more or less correct, but the model is not phase-accurate.<text:line-break/><text:soft-page-break/><draw:frame draw:style-name="fr1" draw:name="images9" text:anchor-type="as-char" svg:width="13.698cm" svg:height="6.849cm" draw:z-index="8"><draw:image xlink:href="http://www.dsprelated.com/blogimages/MarkusNentwig/sn_YAFIDA/ex7b.png" xlink:type="simple" xlink:show="embed" xlink:actuate="onLoad"/><svg:title>demo(</svg:title></draw:frame><text:line-break/><text:span text:style-name="Strong_20_Emphasis"><text:span text:style-name="T4">Fig. 9: IIR in-band model</text:span></text:span></text:p>
      <text:h text:style-name="Heading_20_4" text:outline-level="4">demo("componentmodel2")</text:h>
      <text:p text:style-name="Text_20_body">To add a twist to the previous example, let's assume the component model is meant for use in a radio receiver that attempts to demodulate a strong adjacent channel, even though it's on the edge of the analog filter (this feature is under consideration for GSM cellular radios, although GSM filters are typically not as steep as the one used here).<text:line-break/>A meaningful filter model needs to be phase-accurate in the frequency range in question. One solution is to add a second passband to the design script.<text:line-break/>Note that since the gain ranges from -40 dB to -50 dB, the error vector requirement needs to be scaled down accordingly, to achieve a comparable signal quality as in the passband<text:line-break/><draw:frame draw:style-name="fr1" draw:name="images10" text:anchor-type="as-char" svg:width="13.698cm" svg:height="6.849cm" draw:z-index="9"><draw:image xlink:href="http://www.dsprelated.com/blogimages/MarkusNentwig/sn_YAFIDA/ex8a.png" xlink:type="simple" xlink:show="embed" xlink:actuate="onLoad"/><svg:title>demo(</svg:title></draw:frame><text:line-break/><text:span text:style-name="Strong_20_Emphasis"><text:span text:style-name="T4">Fig. 10: FIR design to match a given frequency response in multiple passbands</text:span></text:span><text:line-break/><text:soft-page-break/><draw:frame draw:style-name="fr1" draw:name="images11" text:anchor-type="as-char" svg:width="13.698cm" svg:height="6.849cm" draw:z-index="10"><draw:image xlink:href="http://www.dsprelated.com/blogimages/MarkusNentwig/sn_YAFIDA/ex8b.png" xlink:type="simple" xlink:show="embed" xlink:actuate="onLoad"/><svg:title>demo(</svg:title></draw:frame><text:line-break/><text:span text:style-name="T4">Fig. 11: EVM needs to be scaled relative to the passband gain to maintain signal quality</text:span></text:p>
      <text:h text:style-name="Heading_20_4" text:outline-level="4">demo("equalize")</text:h>
      <text:p text:style-name="Text_20_body"><draw:frame draw:style-name="fr1" draw:name="images12" text:anchor-type="as-char" svg:width="13.698cm" svg:height="6.849cm" draw:z-index="11"><draw:image xlink:href="http://www.dsprelated.com/blogimages/MarkusNentwig/sn_YAFIDA/ex11.png" xlink:type="simple" xlink:show="embed" xlink:actuate="onLoad"/><svg:title>equalizer example</svg:title></draw:frame></text:p>
      <text:p text:style-name="Text_20_body"><text:span text:style-name="Strong_20_Emphasis"><text:span text:style-name="T4">Fig. 12: Equalizing a given frequency response</text:span></text:span></text:p>
      <text:p text:style-name="Text_20_body">Similar to the filter modeled in demo("component"), but now the filter is equalized instead of being used as nominal frequency response.</text:p>
      <text:p text:style-name="Text_20_body">As the light blue trace shows, the frequency response that results from placing both filters in series is nearly flat. And, while not visible in the plots, also the phase is equalized. Since the equalizer is nonlinear phase, its impulse response is asymmetric and the group delay becomes a free parameter. <text:line-break/>It is recommended to try different values and find the optimum. The performance is usually weakly periodic on a one-sample grid, because a "bad" value for the group delay effectively forces the equalizer to implement additional fractional delay that collapses to a unity sample at the optimum group delay.   </text:p>
      <text:h text:style-name="Heading_20_3" text:outline-level="3">comp.dsp</text:h>
      <text:p text:style-name="Text_20_body"><text:a xlink:type="simple" xlink:href="http://www.dsprelated.com/showmessage/148655/1.php">Here</text:a> is a link to a discussion thread on comp.ds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Condensed"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Condensed"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Condensed" style:font-size-asian="12pt" style:font-weight-asian="bold" style:font-name-complex="Tahoma"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13T10:34:06</meta:creation-date>
    <meta:document-statistic meta:table-count="0" meta:image-count="12" meta:object-count="0" meta:page-count="9" meta:paragraph-count="82" meta:word-count="1768" meta:character-count="11089"/>
    <dc:date>2011-10-13T10:44:52</dc:date>
    <meta:editing-duration>PT5M35S</meta:editing-duration>
    <meta:editing-cycles>1</meta:editing-cycles>
    <meta:generator>OpenOffice.org/3.3$Unix OpenOffice.org_project/330m20$Build-9567</meta:generator>
  </office:meta>
</office:document-meta>
</file>